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style:vertical-align="middle"/>
      <style:text-properties style:font-name="Courier New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transition can be used to specify delayed <text:s/>arguments to EVP_CipherInit is the ciper argument is NULL.</text:span><text:span text:style-name="T1"><text:tab/></text:span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transition can be used to specify delayed <text:s/>arguments to EVP_DecrytInit if the ciper argument is 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transition can be used to specify delayed <text:s/>arguments to EVP_EncryptInit is the ciper argument is 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5"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table:table-column table:style-name="co1" table:default-cell-style-name="ce2"/>
        <table:table-column table:style-name="co2" table:number-columns-repeated="1023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freed</text:p>
          </table:table-cell>
          <table:table-cell table:style-name="ce5" office:value-type="string" calcext:value-type="string">
            <text:p>fre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table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fre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table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5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free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g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table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42" office:value-type="string" calcext:value-type="string">
            <text:p>EVP_PKEY_CTX_free</text:p>
          </table:table-cell>
          <table:table-cell table:number-columns-repeated="12" table:style-name="ce36" office:value-type="string" calcext:value-type="string">
            <text:p>freed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4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fre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table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2:15:06.815701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6-07T12:24:06.126691015</dc:date>
    <meta:editing-duration>P1DT42M44S</meta:editing-duration>
    <meta:editing-cycles>56</meta:editing-cycles>
    <meta:generator>LibreOffice/6.4.7.2$Linux_X86_64 LibreOffice_project/40$Build-2</meta:generator>
    <meta:document-statistic meta:table-count="6" meta:cell-count="488" meta:object-count="0"/>
  </office:meta>
</office:document-meta>
</file>